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style:style>
    <style:style style:name="P2" style:family="paragraph" style:parent-style-name="Standard">
      <style:paragraph-properties fo:text-align="start" style:justify-single-word="false"/>
      <style:text-properties style:font-name="Courier"/>
    </style:style>
    <style:style style:name="P3" style:family="paragraph" style:parent-style-name="Standard">
      <style:paragraph-properties fo:text-align="start" style:justify-single-word="false"/>
      <style:text-properties style:font-name="Courier" fo:font-weight="normal" style:font-weight-asian="normal" style:font-weight-complex="normal"/>
    </style:style>
    <style:style style:name="P4" style:family="paragraph" style:parent-style-name="Standard">
      <style:paragraph-properties fo:text-align="start" style:justify-single-word="false"/>
      <style:text-properties style:font-name="Courier" fo:font-weight="bold" style:font-weight-asian="bold" style:font-weight-complex="bold"/>
    </style:style>
    <style:style style:name="P5" style:family="paragraph" style:parent-style-name="Standard">
      <style:paragraph-properties fo:text-align="start" style:justify-single-word="false"/>
      <style:text-properties style:font-name="Courier" style:text-underline-style="solid" style:text-underline-width="auto" style:text-underline-color="font-color" fo:font-weight="normal" style:font-weight-asian="normal" style:font-weight-complex="normal"/>
    </style:style>
    <style:style style:name="P6" style:family="paragraph" style:parent-style-name="Standard">
      <style:paragraph-properties fo:text-align="start" style:justify-single-word="false"/>
      <style:text-properties style:text-line-through-style="solid" style:font-name="Courier"/>
    </style:style>
    <style:style style:name="P7" style:family="paragraph" style:parent-style-name="Standard">
      <style:paragraph-properties fo:text-align="start" style:justify-single-word="false"/>
      <style:text-properties style:text-line-through-style="solid" style:font-name="Courier"/>
    </style:style>
    <style:style style:name="P8" style:family="paragraph" style:parent-style-name="Standard" style:list-style-name="L1">
      <style:paragraph-properties fo:text-align="start" style:justify-single-word="false"/>
      <style:text-properties style:text-line-through-style="solid" style:font-name="Courier"/>
    </style:style>
    <style:style style:name="P9" style:family="paragraph" style:parent-style-name="Standard" style:list-style-name="L1">
      <style:paragraph-properties fo:text-align="start" style:justify-single-word="false"/>
      <style:text-properties style:font-name="Courier"/>
    </style:style>
    <style:style style:name="P10" style:family="paragraph" style:parent-style-name="Standard" style:list-style-name="L2">
      <style:paragraph-properties fo:text-align="start" style:justify-single-word="false"/>
      <style:text-properties style:font-name="Courier"/>
    </style:style>
    <style:style style:name="T1" style:family="text">
      <style:text-properties style:text-position="super 58%"/>
    </style:style>
    <style:style style:name="T2" style:family="text">
      <style:text-properties style:text-line-through-style="soli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PBP INSTRUCTION SET OVERVIEW</text:p>
      <text:p text:style-name="P1">EPBP Design: v0.0.1</text:p>
      <text:p text:style-name="P2">This document describes the extent of the instruction set of EPBP.</text:p>
      <text:p text:style-name="P2"/>
      <text:p text:style-name="P2">First, I will start off with the final specification with how the VM of EPBP will work. This includes things like how registers work, how conditional branches work and <text:s/>other such things.</text:p>
      <text:p text:style-name="P2">This is for the 32bit initial concept version of EPBP.</text:p>
      <text:p text:style-name="P2"/>
      <text:p text:style-name="P6">Also, in this concept version, Floating Point opcodes and data types are not included.</text:p>
      <text:p text:style-name="P2"/>
      <text:p text:style-name="P2">Registers:</text:p>
      <text:p text:style-name="P2">registers are really not registers from the machine code point of view. They are only reserved memory areas. Though the registers can theoretically be used for anything(except the stack register) some registers have designated purposes according to the XCALL convention. </text:p>
      <text:p text:style-name="P2"/>
      <text:p text:style-name="P2">Registers are named in the format of rXXX. Like the first register is r0, and the second is r1, etc. </text:p>
      <text:p text:style-name="P2">There are also byte, word, and dword shortcuts for registers: r0b, r0w, and r0d respectively. These are really only macros that should be expanded at assemble time.</text:p>
      <text:p text:style-name="P2">In the current design there are 256 registers: r0-r255.</text:p>
      <text:p text:style-name="P2"/>
      <text:p text:style-name="P2">Memory Access:</text:p>
      <text:p text:style-name="P2">There are multiple ways to address memory.</text:p>
      <text:p text:style-name="P2">NOTE: All instructions are optimized(when possible) to fit within a dword. </text:p>
      <text:p text:style-name="P2">Immediate Address:</text:p>
      <text:p text:style-name="P2">This is the simplest method of memory addressing. It is simply an immediate pointer. For instance, push [0x01000304] is an immediate memory address. 0x01000304 is the address, amd it is plainly stored in the bytecode itself. This is also a slow method of memory access as op_cache does not cover the memory address, so caching can not be used. (this may not be true on other implementations however)</text:p>
      <text:p text:style-name="P2">value=*(ReadDword(IP+1));</text:p>
      <text:p text:style-name="P2"/>
      <text:p text:style-name="P2">Immediate Indirect Address:</text:p>
      <text:p text:style-name="P2">This is like the immediate addressing method except it adds a level of indirection. It will read the immediate address and then read the address pointer at that address. This is probably one of the most space consuming and slowest forms of memory access.</text:p>
      <text:p text:style-name="P2">value=*(*(ReadDword(IP+1)));</text:p>
      <text:p text:style-name="P2"/>
      <text:p text:style-name="P2">Register Address: --ADD: register banks.</text:p>
      <text:p text:style-name="P2">This is for short address accessing of registers. To address a register using this method takes only 1 byte. The “true” method of this addressing is that it reads the register number byte and <text:soft-page-break/>multiplies that by the size of register requested, and that makes the address. This method of addressing allows access to all 256 registers. This is the fastest and smallest form of addressing. </text:p>
      <text:p text:style-name="P2">value=*(ReadByte(IP+1)*SIZE_OF_REG+REGBANK_ADDRESS);</text:p>
      <text:p text:style-name="P2">Register Indirect Access:</text:p>
      <text:p text:style-name="P2">This is the same as the above but a level of indirection is added. This form of addressing still requires only 1 byte of codespace. This will get the dereference the address of the register and will then dereference the pointer stored in the register. This is the smallest method to dereference any address.</text:p>
      <text:p text:style-name="P2">value=*(*(ReadByte(IP+1)*SIZE_OF_POINTER+REGBANK_ADDRESS));</text:p>
      <text:p text:style-name="P6">&lt;Not finalized addressing modes(may or may not be implemented)&gt;</text:p>
      <text:p text:style-name="P2"/>
      <text:p text:style-name="P2">Register Displacement Indirect:</text:p>
      <text:p text:style-name="P2">This uses the 1 byte register indirect addressing. It then will add the displacement(or subtract) to the address contained inside the register.</text:p>
      <text:p text:style-name="P2"/>
      <text:p text:style-name="P2"/>
      <text:p text:style-name="P2">Immediate indirect displacement:</text:p>
      <text:p text:style-name="P2">This will dereference an immediate pointer, and then add a displacement to the pointer contained there within.</text:p>
      <text:p text:style-name="P2"/>
      <text:p text:style-name="P2"/>
      <text:p text:style-name="P2">Floats:</text:p>
      <text:p text:style-name="P2">Floating point registers are 32bit(for right now). They are stored in a different bank than general registers however, and are address with rf0-rf255. </text:p>
      <text:p text:style-name="P2"/>
      <text:p text:style-name="P2"/>
      <text:p text:style-name="P2"/>
      <text:p text:style-name="P2"/>
      <text:p text:style-name="P2"/>
      <text:p text:style-name="P2"/>
      <text:p text:style-name="P2"/>
      <text:p text:style-name="P2">Conditional processing: (branching)</text:p>
      <text:p text:style-name="P2"/>
      <text:p text:style-name="P2">The way I see it, theses are the options for methods of conditionals:</text:p>
      <text:p text:style-name="P2"/>
      <text:list text:style-name="L1">
        <text:list-item>
          <text:p text:style-name="P8">x86 method: cmp and jxx instructions with a flag register</text:p>
        </text:list-item>
        <text:list-item>
          <text:p text:style-name="P9">My SVIS method: jit/jif commands (a compare instruction set, and “Jump If True” type instruction and a truth register)</text:p>
        </text:list-item>
        <text:list-item>
          <text:p text:style-name="P8">My LogiCode method: all instructions are of a certain length, and there are if instructions that scan ahead and skip over instructions for “false”</text:p>
        </text:list-item>
      </text:list>
      <text:p text:style-name="P2"/>
      <text:p text:style-name="P2">Decision:</text:p>
      <text:p text:style-name="P2">Using a unique, but optimized method of containing conditionals.</text:p>
      <text:p text:style-name="P2">All arithmetic opcodes do simply arithmetic. This makes it so they <text:soft-page-break/>are very close to the machine on which they are running. No flag emulation is needed.</text:p>
      <text:p text:style-name="P2">Whenever conditional branching is needed, there are a set of functions for setting the special Truth register. (the truth register is limited in how it can be modified)</text:p>
      <text:p text:style-name="P2">The Truth register is a 1 bit register.</text:p>
      <text:p text:style-name="P2">For example, to see if register 1 is less than register 2, you would do:</text:p>
      <text:p text:style-name="P2">cls r1,r2 ;compare less [than] r1,r2</text:p>
      <text:p text:style-name="P2">jit less_than <text:s/>;jump if true</text:p>
      <text:p text:style-name="P2">jif not_less_than <text:s/>;jump if false</text:p>
      <text:p text:style-name="P2">;~end</text:p>
      <text:p text:style-name="P2">opcodes for manipulating the truth register is:</text:p>
      <text:p text:style-name="P2">pushtr ;push truth register</text:p>
      <text:p text:style-name="P2">poptr ;pop truth register (the 0<text:span text:style-name="T1">th</text:span> bit is the truth register, all else is ignored)</text:p>
      <text:p text:style-name="P2">gettr &lt;register&gt; ;get truth register into register</text:p>
      <text:p text:style-name="P2">puttr &lt;register&gt; ;put the register into truth register(if zero put 0 in TR, else put 1)</text:p>
      <text:p text:style-name="P2"/>
      <text:p text:style-name="P2"/>
      <text:p text:style-name="P2"/>
      <text:p text:style-name="P2">Instruction Groups:</text:p>
      <text:p text:style-name="P2"/>
      <text:list text:style-name="L2">
        <text:list-item>
          <text:p text:style-name="P10">Data storage</text:p>
        </text:list-item>
        <text:list-item>
          <text:p text:style-name="P10">Integer Arithmetic</text:p>
        </text:list-item>
        <text:list-item>
          <text:p text:style-name="P10">Bitwise Arithmetic</text:p>
        </text:list-item>
        <text:list-item>
          <text:p text:style-name="P10">System Instructions(xcall and friends)</text:p>
        </text:list-item>
        <text:list-item>
          <text:p text:style-name="P10">Program Control</text:p>
        </text:list-item>
        <text:list-item>
          <text:p text:style-name="P10">Conditionals</text:p>
        </text:list-item>
      </text:list>
      <text:p text:style-name="P2"/>
      <text:p text:style-name="P2"/>
      <text:p text:style-name="P2"/>
      <text:p text:style-name="P2">Address Range Note: lower 0x100000 (1M) is reserved for special use. This includes registers, stack, and other such things.</text:p>
      <text:p text:style-name="P2"/>
      <text:p text:style-name="P2">Data storage general groups:</text:p>
      <text:p text:style-name="P2"/>
      <text:p text:style-name="P2">(just a list for me)</text:p>
      <text:p text:style-name="P2">mov, xchg, push/pop, movlen, gettr/puttr movit(if true),movif(if false), probably more, but for right now that's it.</text:p>
      <text:p text:style-name="P2"/>
      <text:p text:style-name="P2">Integer Arithmetic:</text:p>
      <text:p text:style-name="P2">The integer arithmetic is very simplistic. It will not do anything more than you ask it to for optimization purposes.</text:p>
      <text:p text:style-name="P2"/>
      <text:p text:style-name="P2">Add, sub, div, mod, dmod(divide and mod),mul, pwr, sqrt.</text:p>
      <text:p text:style-name="P2">Addt, subt. (add with truth register, sub with truth register)</text:p>
      <text:p text:style-name="P2">(mul and div need signed and unsigned methods)</text:p>
      <text:p text:style-name="P2"><text:soft-page-break/>Bitwise arithmetic:</text:p>
      <text:p text:style-name="P2"/>
      <text:p text:style-name="P2">or, xor, and, not, shl, shr.</text:p>
      <text:p text:style-name="P2"/>
      <text:p text:style-name="P2"/>
      <text:p text:style-name="P2">System Instructions:</text:p>
      <text:p text:style-name="P2"/>
      <text:p text:style-name="P2">xload, xunload, xcall, xcallit, xcallif, <text:span text:style-name="T2">xexists(checks if a module name exists)</text:span>, putbank(changes register banks), pushbank, popbank, getbank</text:p>
      <text:p text:style-name="P2"/>
      <text:p text:style-name="P2">Program Control:</text:p>
      <text:p text:style-name="P2"/>
      <text:p text:style-name="P2">jit, jif, callit, callif, jmp, ret</text:p>
      <text:p text:style-name="P2"/>
      <text:p text:style-name="P2"/>
      <text:p text:style-name="P2"/>
      <text:p text:style-name="P2">Conditionals:</text:p>
      <text:p text:style-name="P2">(these operate on the truth register)</text:p>
      <text:p text:style-name="P2"/>
      <text:p text:style-name="P2">cls (compare less than)</text:p>
      <text:p text:style-name="P2">cle (compare less equal than)</text:p>
      <text:p text:style-name="P2">cgt (compare greater than)</text:p>
      <text:p text:style-name="P2">cge (compare greater equal than)</text:p>
      <text:p text:style-name="P2">cnt (compare not equal to)</text:p>
      <text:p text:style-name="P2">ceq (compare equal to)</text:p>
      <text:p text:style-name="P6">cop (compare odd parity)</text:p>
      <text:p text:style-name="P6">cep (compare even parity)</text:p>
      <text:p text:style-name="P2"/>
      <text:p text:style-name="P2"/>
      <text:p text:style-name="P2">Float Operations:</text:p>
      <text:p text:style-name="P2">fmov, fxchg, fmul, fdiv, fadd, fsub.</text:p>
      <text:p text:style-name="P2">Fpush, fpop, fcXX*.setfbank, getfbank.</text:p>
      <text:p text:style-name="P2">Fsqrt,fpwr, fvmul, fvdiv, fvadd, fvsub.*</text:p>
      <text:p text:style-name="P4"/>
      <text:p text:style-name="P3">*fvXX is floating point vector operations. These take a range of float registers or float pointer registers and do the specified operation upon all of them.</text:p>
      <text:p text:style-name="P2"/>
      <text:p text:style-name="P2">*fcXX is all floating point conditionals, but cop and cep are excluded from this list.</text:p>
      <text:p text:style-name="P2"/>
      <text:p text:style-name="P2"/>
      <text:p text:style-name="P2"/>
      <text:p text:style-name="P2"/>
      <text:p text:style-name="P2">---Unorganized thoughts and complications---</text:p>
      <text:p text:style-name="P2"/>
      <text:p text:style-name="P2">There is an inherit problem that comes with an unviewable code segment. What about the stack? Whenever a function is called, the <text:soft-page-break/>return address (according to most every high level language now) is pushed onto the stack as well as any arguments. </text:p>
      <text:p text:style-name="P2"/>
      <text:p text:style-name="P5">My thought to the solution is to have a programmer invisible stack that actually holds return addresses.. This would make it so that whenever a function call happened nothing was actually pushed on the programmer visible stack. This could have it's mysterious assumption problems with high level languages, so maybe implement an emulation solution that will push dummy stack values.</text:p>
      <text:p text:style-name="P2"/>
      <text:p text:style-name="P2">Also, what about function pointers?</text:p>
      <text:p text:style-name="P2"/>
      <text:p text:style-name="P2"/>
      <text:p text:style-name="P2"/>
      <text:p text:style-name="P2">The call stack. </text:p>
      <text:p text:style-name="P2">The call stack is a special stack for storing return addresses. No immediate value is loadable here from the client. It is kept this way for emulation safety and optimization reasons. In this way, a compiled EPBP program can store actual machine code return addresses, rather than having to translate these addresses and safety check them.</text:p>
      <text:p text:style-name="P2"/>
      <text:p text:style-name="P2">Whenever a call is done, a value is pushed on this stack. Whenever a ret is done, a value is popped off of this stack and the client-invisible CL(current location) register is loaded from that value and starts execution from there.</text:p>
      <text:p text:style-name="P2"/>
      <text:p text:style-name="P2">There are operations for modifying the call stack other than calls and rets though. </text:p>
      <text:p text:style-name="P2"/>
      <text:p text:style-name="P2">Here is a unexpanded list:</text:p>
      <text:p text:style-name="P2">(security intentions: all code-addresses should be checked at initialization of runtime. Code addresses can never change. Checking them once at start up should be done for security purposes. Data addresses are insecure, checks should be done at each access.)</text:p>
      <text:p text:style-name="P2"/>
      <text:p text:style-name="P2">call &lt;code-label&gt; ;;code-label means immediate dword.</text:p>
      <text:p text:style-name="P2">pushc &lt;code-label&gt;</text:p>
      <text:p text:style-name="P2">popc ;this pops a value off the stack, but does not store it anywhere.. as that would be pointless.</text:p>
      <text:p text:style-name="P2">Jmpc ;pops a value off the stack and jumps to it.</text:p>
      <text:p text:style-name="P2">ret </text:p>
      <text:p text:style-name="P2">jmpcif/it ;the same as jmpc but with if true and if false.</text:p>
      <text:p text:style-name="P2">callif/callit</text:p>
      <text:p text:style-name="P2">peekc &lt;xcall-reg&gt; ;there are 4 xcall registers, labeled xr0-xr3. These are used both internally by xcalls and for passing function addresses to extensions. This is the only opcode to make use of these registers. They are write-onl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Nimbus Sans 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9-03T14:27:37</meta:creation-date>
    <dc:creator>Jordan Earls</dc:creator>
    <dc:date>2008-09-24T09:10:29</dc:date>
    <meta:editing-cycles>27</meta:editing-cycles>
    <meta:editing-duration>P1DT0H50M20S</meta:editing-duration>
    <meta:user-defined meta:name="Info 1"/>
    <meta:user-defined meta:name="Info 2"/>
    <meta:user-defined meta:name="Info 3"/>
    <meta:user-defined meta:name="Info 4"/>
    <meta:document-statistic meta:table-count="0" meta:image-count="0" meta:object-count="0" meta:page-count="5" meta:paragraph-count="109" meta:word-count="1402" meta:character-count="8447"/>
  </office:meta>
</office:document-meta>
</file>